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9570000013148480FCE.svm" manifest:media-type=""/>
  <manifest:file-entry manifest:full-path="Pictures/2000000100000957000001314351F062.svm" manifest:media-type=""/>
  <manifest:file-entry manifest:full-path="Pictures/2000000100000957000001314EC3F85C.svm" manifest:media-type=""/>
  <manifest:file-entry manifest:full-path="Pictures/2000000100000A1D00000131F2BE2633.svm" manifest:media-type=""/>
  <manifest:file-entry manifest:full-path="Pictures/20000001000009570000013142E0105C.svm" manifest:media-type=""/>
  <manifest:file-entry manifest:full-path="Pictures/200000010000060A0000012D617D9064.svm" manifest:media-type=""/>
  <manifest:file-entry manifest:full-path="Pictures/200000010000060A0000012D8E1C83AD.svm" manifest:media-type=""/>
  <manifest:file-entry manifest:full-path="Pictures/200000010000060A0000012D7C58A49D.svm" manifest:media-type=""/>
  <manifest:file-entry manifest:full-path="Pictures/200000010000060A0000012DA6DF1087.svm" manifest:media-type=""/>
  <manifest:file-entry manifest:full-path="Pictures/2000000100000812000002D3AFFBF3B0.svm" manifest:media-type=""/>
  <manifest:file-entry manifest:full-path="Pictures/2000023300004F1D00003B560C6E6F72.wmf" manifest:media-type=""/>
  <manifest:file-entry manifest:full-path="Pictures/200000010000060A0000012D17455F1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GS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S}=\SI{4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GS}=\SI{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}=\SI{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} \le \SI{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v_{DS} \le v_{GS}-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S}-v_{DS} \g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GS}-v_{DS} \l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DS} \ge v_{GS}-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.655cm"/>
    </style:style>
    <style:style style:name="gr15" style:family="graphic" style:parent-style-name="standard">
      <style:graphic-properties TexMathsArgs="12§display§v_{DS} \hspace{2mm}=v_{GS}-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DS}=\frac{k_n}{2} v_{DS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6.452cm" svg:height="3.555cm" svg:x="3.779cm" svg:y="1.7cm">
          <draw:image xlink:href="Pictures/2000023300004F1D00003B560C6E6F72.wmf" xlink:type="simple" xlink:show="embed" xlink:actuate="onLoad">
            <text:p/>
          </draw:image>
          <draw:glue-point draw:id="4" svg:x="2.322cm" svg:y="3.794cm"/>
          <draw:glue-point draw:id="5" svg:x="0.08cm" svg:y="-0.9cm"/>
          <draw:glue-point draw:id="6" svg:x="-0.869cm" svg:y="1.012cm"/>
        </draw:frame>
        <draw:frame draw:style-name="gr2" draw:text-style-name="P2" draw:layer="layout" svg:width="1.755cm" svg:height="0.848cm" svg:x="5.26cm" svg:y="1.454cm">
          <draw:text-box>
            <text:p text:style-name="P2"><text:span text:style-name="T1">غیر افزائندہ</text:span></text:p>
          </draw:text-box>
        </draw:frame>
        <draw:frame draw:style-name="gr2" draw:text-style-name="P2" draw:layer="layout" svg:width="1.387cm" svg:height="0.848cm" svg:x="8.562cm" svg:y="1.466cm">
          <draw:text-box>
            <text:p text:style-name="P2"><text:span text:style-name="T1">افزائندہ</text:span></text:p>
          </draw:text-box>
        </draw:frame>
        <draw:line draw:style-name="gr3" draw:text-style-name="P1" draw:layer="layout" svg:x1="4.611cm" svg:y1="2.162cm" svg:x2="7.71cm" svg:y2="2.162cm">
          <text:p/>
        </draw:line>
        <draw:line draw:style-name="gr3" draw:text-style-name="P1" draw:layer="layout" svg:x1="7.71cm" svg:y1="2.162cm" svg:x2="10.567cm" svg:y2="2.162cm">
          <text:p/>
        </draw:line>
        <draw:frame draw:style-name="gr4" draw:text-style-name="P1" draw:layer="layout" svg:width="1.854cm" svg:height="0.36cm" svg:x="9.32cm" svg:y="2.322cm">
          <draw:image xlink:href="Pictures/200000010000060A0000012DA6DF1087.svm" xlink:type="simple" xlink:show="embed" xlink:actuate="onLoad">
            <text:p/>
          </draw:image>
        </draw:frame>
        <draw:frame draw:style-name="gr5" draw:text-style-name="P1" draw:layer="layout" svg:width="1.854cm" svg:height="0.36cm" svg:x="9.32cm" svg:y="3.286cm">
          <draw:image xlink:href="Pictures/200000010000060A0000012D8E1C83AD.svm" xlink:type="simple" xlink:show="embed" xlink:actuate="onLoad">
            <text:p/>
          </draw:image>
        </draw:frame>
        <draw:frame draw:style-name="gr6" draw:text-style-name="P1" draw:layer="layout" svg:width="1.854cm" svg:height="0.36cm" svg:x="9.32cm" svg:y="3.986cm">
          <draw:image xlink:href="Pictures/200000010000060A0000012D617D9064.svm" xlink:type="simple" xlink:show="embed" xlink:actuate="onLoad">
            <text:p/>
          </draw:image>
        </draw:frame>
        <draw:frame draw:style-name="gr7" draw:text-style-name="P1" draw:layer="layout" svg:width="1.854cm" svg:height="0.36cm" svg:x="9.32cm" svg:y="4.383cm">
          <draw:image xlink:href="Pictures/200000010000060A0000012D17455F11.svm" xlink:type="simple" xlink:show="embed" xlink:actuate="onLoad">
            <text:p/>
          </draw:image>
        </draw:frame>
        <draw:frame draw:style-name="gr8" draw:text-style-name="P1" xml:id="id1" draw:id="id1" draw:layer="layout" svg:width="1.854cm" svg:height="0.36cm" svg:x="9.577cm" svg:y="5.321cm">
          <draw:image xlink:href="Pictures/200000010000060A0000012D7C58A49D.svm" xlink:type="simple" xlink:show="embed" xlink:actuate="onLoad">
            <text:p/>
          </draw:image>
        </draw:frame>
        <draw:connector draw:style-name="gr9" draw:text-style-name="P1" draw:layer="layout" draw:type="curve" svg:x1="9.577cm" svg:y1="5.501cm" svg:x2="8.503cm" svg:y2="4.825cm" draw:start-shape="id1" draw:start-glue-point="3" draw:end-shape="id2" draw:end-glue-point="4" svg:d="M9577 5501c-716 0-1074-225-1074-676" svg:viewBox="0 0 1075 677">
          <text:p/>
        </draw:connector>
        <draw:connector draw:style-name="gr9" draw:text-style-name="P1" draw:layer="layout" draw:type="curve" draw:line-skew="1.41cm" svg:x1="1.229cm" svg:y1="3.101cm" svg:x2="7.056cm" svg:y2="3.158cm" draw:start-shape="id3" draw:start-glue-point="4" draw:end-shape="id2" draw:end-glue-point="5" svg:d="M1229 3101c0-738 5827-766 5827 57" svg:viewBox="0 0 5828 615">
          <text:p/>
        </draw:connector>
        <draw:frame draw:style-name="gr10" draw:text-style-name="P1" draw:layer="layout" svg:width="2.868cm" svg:height="0.365cm" svg:x="4.862cm" svg:y="0.966cm">
          <draw:image xlink:href="Pictures/20000001000009570000013142E0105C.svm" xlink:type="simple" xlink:show="embed" xlink:actuate="onLoad">
            <text:p/>
          </draw:image>
        </draw:frame>
        <draw:frame draw:style-name="gr11" draw:text-style-name="P1" draw:layer="layout" svg:width="2.868cm" svg:height="0.365cm" svg:x="4.824cm" svg:y="0.447cm">
          <draw:image xlink:href="Pictures/2000000100000957000001314EC3F85C.svm" xlink:type="simple" xlink:show="embed" xlink:actuate="onLoad">
            <text:p/>
          </draw:image>
        </draw:frame>
        <draw:frame draw:style-name="gr12" draw:text-style-name="P1" draw:layer="layout" svg:width="2.868cm" svg:height="0.365cm" svg:x="8.567cm" svg:y="0.447cm">
          <draw:image xlink:href="Pictures/2000000100000957000001314351F062.svm" xlink:type="simple" xlink:show="embed" xlink:actuate="onLoad">
            <text:p/>
          </draw:image>
        </draw:frame>
        <draw:frame draw:style-name="gr13" draw:text-style-name="P1" draw:layer="layout" svg:width="2.868cm" svg:height="0.365cm" svg:x="8.548cm" svg:y="0.966cm">
          <draw:image xlink:href="Pictures/20000001000009570000013148480FCE.svm" xlink:type="simple" xlink:show="embed" xlink:actuate="onLoad">
            <text:p/>
          </draw:image>
        </draw:frame>
        <draw:frame draw:style-name="gr14" draw:text-style-name="P2" draw:layer="layout" svg:width="1.192cm" svg:height="0.987cm" svg:x="1.239cm" svg:y="3.106cm">
          <draw:text-box>
            <text:p text:style-name="P2"><text:span text:style-name="T1">دبوچ</text:span></text:p>
          </draw:text-box>
        </draw:frame>
        <draw:frame draw:style-name="gr15" draw:text-style-name="P1" xml:id="id3" draw:id="id3" draw:layer="layout" svg:width="3.106cm" svg:height="0.365cm" svg:x="0.835cm" svg:y="3.067cm">
          <draw:image xlink:href="Pictures/2000000100000A1D00000131F2BE2633.svm" xlink:type="simple" xlink:show="embed" xlink:actuate="onLoad">
            <text:p/>
          </draw:image>
          <draw:glue-point draw:id="4" svg:x="-3.734cm" svg:y="-4.082cm"/>
        </draw:frame>
        <draw:frame draw:style-name="gr16" draw:text-style-name="P1" xml:id="id4" draw:id="id4" draw:layer="layout" svg:width="2.478cm" svg:height="0.866cm" svg:x="0.869cm" svg:y="4.614cm">
          <draw:image xlink:href="Pictures/2000000100000812000002D3AFFBF3B0.svm" xlink:type="simple" xlink:show="embed" xlink:actuate="onLoad">
            <text:p/>
          </draw:image>
        </draw:frame>
        <draw:connector draw:style-name="gr9" draw:text-style-name="P1" draw:layer="layout" draw:type="curve" draw:line-skew="0cm 4.582cm -2.452cm" svg:x1="2.108cm" svg:y1="4.614cm" svg:x2="6.445cm" svg:y2="3.836cm" draw:start-shape="id4" draw:start-glue-point="0" draw:end-shape="id2" draw:end-glue-point="6" svg:d="M2108 4614c0-751 2842-501 2842-793s1495-445 1495 15" svg:viewBox="0 0 4338 10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14:26:42</meta:creation-date>
    <meta:editing-duration>PT50M16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8T17:00:51.695792452</dc:date>
    <meta:document-statistic meta:object-count="20"/>
    <meta:template xlink:type="simple" xlink:actuate="onRequest" xlink:title="kkkFigures" xlink:href="../../../../../.libreoffice/3/user/template/kkkFigures.otg" meta:date="2014-08-02T14:26:41"/>
  </office:meta>
</office:document-meta>
</file>